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office:value-type="string">
            <text:p>blackscholes</text:p>
          </table:table-cell>
          <table:table-cell table:number-columns-repeated="4"/>
          <table:table-cell office:value-type="string">
            <text:p>swaptions</text:p>
          </table:table-cell>
          <table:table-cell/>
        </table:table-row>
        <table:table-row table:style-name="ro3">
          <table:table-cell/>
          <table:table-cell office:value-type="string">
            <text:p>4k</text:p>
          </table:table-cell>
          <table:table-cell office:value-type="string">
            <text:p>16k</text:p>
          </table:table-cell>
          <table:table-cell office:value-type="string">
            <text:p>64k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816191256">
            <text:p>816191256</text:p>
          </table:table-cell>
          <table:table-cell office:value-type="float" office:value="3264261688">
            <text:p>3264261688</text:p>
          </table:table-cell>
          <table:table-cell office:value-type="float" office:value="13057648350">
            <text:p>1305764835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93374943">
            <text:p>493374943</text:p>
          </table:table-cell>
          <table:table-cell office:value-type="float" office:value="1973333296">
            <text:p>1973333296</text:p>
          </table:table-cell>
          <table:table-cell office:value-type="float" office:value="7893802143">
            <text:p>789380214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4004128">
            <text:p>394004128</text:p>
          </table:table-cell>
          <table:table-cell office:value-type="float" office:value="1576158815">
            <text:p>1576158815</text:p>
          </table:table-cell>
          <table:table-cell office:value-type="float" office:value="6303758418">
            <text:p>6303758418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3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formula="of:=[.B4]/[.B3]" office:value-type="float" office:value="0.604484475143654">
            <text:p>0.6044844751</text:p>
          </table:table-cell>
          <table:table-cell table:formula="of:=[.C4]/[.C3]" office:value-type="float" office:value="0.604526684626518">
            <text:p>0.6045266846</text:p>
          </table:table-cell>
          <table:table-cell table:formula="of:=[.D4]/[.D3]" office:value-type="float" office:value="0.60453474710092">
            <text:p>0.604534747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B5]/[.B3]" office:value-type="float" office:value="0.482735051501213">
            <text:p>0.4827350515</text:p>
          </table:table-cell>
          <table:table-cell table:formula="of:=[.C5]/[.C3]" office:value-type="float" office:value="0.482853081538848">
            <text:p>0.4828530815</text:p>
          </table:table-cell>
          <table:table-cell table:formula="of:=[.D5]/[.D3]" office:value-type="float" office:value="0.482763683707258">
            <text:p>0.4827636837</text:p>
          </table:table-cell>
          <table:table-cell/>
          <table:table-cell office:value-type="float" office:value="2">
            <text:p>2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8-29T14:49:57</meta:creation-date>
    <dc:date>2013-09-03T14:22:37</dc:date>
    <dc:creator>Lucas </dc:creator>
    <meta:editing-duration>P4DT18H25M15S</meta:editing-duration>
    <meta:editing-cycles>4</meta:editing-cycles>
    <meta:generator>LibreOffice/3.5$Linux_X86_64 LibreOffice_project/350m1$Build-2</meta:generator>
    <meta:document-statistic meta:table-count="3" meta:cell-count="36" meta:object-count="0"/>
  </office:meta>
</office:document-meta>
</file>